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ec2" officeooo:paragraph-rsid="0002cec2"/>
    </style:style>
    <style:style style:name="T1" style:family="text">
      <style:text-properties officeooo:rsid="00080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batis异常：</text:p>
      <text:p text:style-name="P1"><text:tab/>1、The import org.apache.ibatis.annotations.Param cannot be resolved</text:p>
      <text:p text:style-name="P1"><text:tab/><text:span text:style-name="T1">最先实在mybatis3.2.7之下生成的，但是放入工程中Mybatis3.2.8中就出现了这个错，而且用这个Mybatis3.2.8生成的也是错误。以为是配置文件的错误，后来发现不对，然后将，vn仓库下的jar包删除重新下载，解决！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1:49:24.783443304</meta:creation-date>
    <dc:date>2018-04-14T21:50:08.854797652</dc:date>
    <meta:editing-duration>PT4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94" meta:character-count="197" meta:non-whitespace-character-count="190"/>
  </office:meta>
</office:document-meta>
</file>